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5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7.5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7.5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6.5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6.5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8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6.00pt" fo:text-indent="0.00pt" fo:margin-top="0.9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10pt"/>
    </style:style>
    <style:style style:name="P4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5" style:family="paragraph">
      <style:paragraph-properties fo:line-height="100.00%" fo:text-align="left" fo:margin-left="8.95pt" fo:text-indent="0.00pt" fo:margin-top="5.35pt"/>
    </style:style>
    <style:style style:name="P6" style:family="paragraph">
      <style:paragraph-properties fo:line-height="100.00%" fo:text-align="left" fo:margin-left="8.70pt" fo:text-indent="0.00pt" fo:margin-top="5.35pt"/>
    </style:style>
    <style:style style:name="P7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8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9" style:family="paragraph">
      <style:paragraph-properties fo:line-height="100.00%" fo:text-align="left" fo:margin-left="8.95pt" fo:text-indent="0.00pt" fo:margin-top="5.60pt"/>
    </style:style>
    <style:style style:name="P10" style:family="paragraph">
      <style:paragraph-properties fo:line-height="100.00%" fo:text-align="left" fo:margin-left="6.05pt" fo:text-indent="0.00pt" fo:margin-top="5.60pt"/>
    </style:style>
    <style:style style:name="P11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2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3" style:family="paragraph">
      <style:paragraph-properties fo:line-height="100.00%" fo:text-align="left" fo:margin-left="8.95pt" fo:text-indent="0.00pt" fo:margin-top="5.60pt"/>
    </style:style>
    <style:style style:name="P14" style:family="paragraph">
      <style:paragraph-properties fo:line-height="100.00%" fo:text-align="left" fo:margin-left="6.05pt" fo:text-indent="0.00pt" fo:margin-top="5.60pt"/>
    </style:style>
    <style:style style:name="P15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0.10pt"/>
    </style:style>
    <style:style style:name="P18" style:family="paragraph">
      <style:paragraph-properties fo:line-height="100.00%" fo:text-align="left" fo:margin-top="0.3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0.05pt" fo:text-indent="-0.05pt" fo:margin-right="54.65pt" fo:margin-top="4.10pt">
        <style:tab-stops>
          <style:tab-stop style:position="-0.05pt"/>
          <style:tab-stop style:position="0.00pt"/>
        </style:tab-stops>
      </style:paragraph-properties>
    </style:style>
    <style:style style:name="P21" style:family="paragraph">
      <style:paragraph-properties fo:line-height="100.00%" fo:text-align="left" fo:margin-top="0.45pt"/>
    </style:style>
    <text:list-style style:name="L22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0.05pt" fo:text-indent="-0.05pt" fo:margin-right="89.60pt" fo:margin-top="11.75pt">
        <style:tab-stops>
          <style:tab-stop style:position="-0.05pt"/>
          <style:tab-stop style:position="0.00pt"/>
        </style:tab-stops>
      </style:paragraph-properties>
    </style:style>
    <style:style style:name="P23" style:family="paragraph">
      <style:paragraph-properties fo:line-height="100.00%" fo:text-align="left" fo:margin-top="0.55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4.00pt" fo:text-indent="0.00pt"/>
    </style:style>
    <style:style style:name="P26" style:family="paragraph">
      <style:paragraph-properties fo:line-height="100.00%" fo:text-align="left" fo:margin-top="0.40pt"/>
    </style:style>
    <style:style style:name="P27" style:family="paragraph">
      <style:paragraph-properties fo:line-height="100.00%" fo:text-align="left" fo:margin-left="24.00pt" fo:text-indent="0.00pt" fo:margin-right="26.10pt" fo:margin-top="1.85pt"/>
    </style:style>
    <style:style style:name="TableColumn0100" style:family="table-column">
      <style:table-column-properties style:column-width="1.670833in"/>
    </style:style>
    <style:style style:name="TableColumn0101" style:family="table-column">
      <style:table-column-properties style:column-width="4.975694in"/>
    </style:style>
    <style:style style:name="Table01" style:family="table">
      <style:table-properties style:width="6.646528in" fo:margin-left="0.000000in" style:writing-mode="lr" table:align="left" style:may-break-between-rows="true"/>
    </style:style>
    <style:style style:name="TableRow0100" style:family="table-row">
      <style:table-row-properties style:min-row-height="0.326389in"/>
    </style:style>
    <style:style style:name="TableCell0100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0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Row0101" style:family="table-row">
      <style:table-row-properties style:min-row-height="0.532639in"/>
    </style:style>
    <style:style style:name="TableCell0101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1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Row0102" style:family="table-row">
      <style:table-row-properties style:min-row-height="0.512500in"/>
    </style:style>
    <style:style style:name="TableCell0102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2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</office:automatic-styles>
  <office:body>
    <office:text>
      <text:p text:style-name="P1"><text:span text:style-name="T1">CONFIGURE</text:span><text:span text:style-name="T2"><text:s/></text:span><text:span text:style-name="T3">THE</text:span><text:span text:style-name="T4"><text:s/></text:span><text:span text:style-name="T5">MOBILE</text:span><text:span text:style-name="T6"><text:s/></text:span><text:span text:style-name="T7">APP FOR</text:span><text:span text:style-name="T8"><text:s/></text:span><text:span text:style-name="T9">CONTROLLING</text:span><text:span text:style-name="T10"><text:s/></text:span><text:span text:style-name="T11">MOTOR</text:span><text:span text:style-name="T12"><text:s/></text:span><text:span text:style-name="T13">USING</text:span><text:span text:style-name="T14"><text:s/></text:span><text:span text:style-name="T15">BUTTONS</text:span><text:span text:style-name="T16"/></text:p>
      <text:p text:style-name="P2"><text:span text:style-name="T17"/></text:p>
      <text:p text:style-name="P3"><text:span text:style-name="T18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20">DATE</text:span><text:span text:style-name="T21"/></text:p>
          </table:table-cell>
          <table:table-cell table:style-name="TableCell010001">
            <text:p text:style-name="P6"><text:span text:style-name="T22">13</text:span><text:span text:style-name="T23"><text:s/></text:span><text:span text:style-name="T24">NOVEMBER</text:span><text:span text:style-name="T25"><text:s/></text:span><text:span text:style-name="T26">2022</text:span><text:span text:style-name="T27"/></text:p>
          </table:table-cell>
        </table:table-row>
        <table:table-row table:style-name="TableRow0101">
          <table:table-cell table:style-name="TableCell010100">
            <text:p text:style-name="P9"><text:span text:style-name="T28">TEAM</text:span><text:span text:style-name="T29"><text:s/></text:span><text:span text:style-name="T30">ID</text:span><text:span text:style-name="T31"/></text:p>
          </table:table-cell>
          <table:table-cell table:style-name="TableCell010101">
            <text:p text:style-name="P10"><text:span text:style-name="T32">PNT2022TMID41957</text:span><text:span text:style-name="T33"/></text:p>
          </table:table-cell>
        </table:table-row>
        <table:table-row table:style-name="TableRow0102">
          <table:table-cell table:style-name="TableCell010200">
            <text:p text:style-name="P13"><text:span text:style-name="T34">PROJECT</text:span><text:span text:style-name="T35"><text:s/></text:span><text:span text:style-name="T36">NAME</text:span><text:span text:style-name="T37"/></text:p>
          </table:table-cell>
          <table:table-cell table:style-name="TableCell010201">
            <text:p text:style-name="P14"><text:span text:style-name="T38">REAL-TIME</text:span><text:span text:style-name="T39"><text:s/></text:span><text:span text:style-name="T40">RIVER</text:span><text:span text:style-name="T41"><text:s/></text:span><text:span text:style-name="T42">WATER</text:span><text:span text:style-name="T43"><text:s/></text:span><text:span text:style-name="T44">QUALITY</text:span><text:span text:style-name="T45"><text:s/></text:span><text:span text:style-name="T46">MONITORING</text:span><text:span text:style-name="T47"><text:s/></text:span><text:span text:style-name="T48">AND</text:span><text:span text:style-name="T49"><text:s/></text:span><text:span text:style-name="T50">CONTROL</text:span><text:span text:style-name="T51"><text:s/></text:span><text:span text:style-name="T52">SYSTEM</text:span><text:span text:style-name="T53"/></text:p>
          </table:table-cell>
        </table:table-row>
      </table:table>
      <text:p text:style-name="P16"><text:span text:style-name="T54"/></text:p>
      <text:p text:style-name="P17"><draw:frame text:anchor-type="as-char" svg:width="152.68mm" svg:height="85.83mm" style:rel-width="scale" style:rel-height="scale"><draw:object-ole xlink:href="OleObj1"/><draw:image xlink:href="ObjectReplacements/OleObj1"/></draw:frame><draw:frame text:anchor-type="as-char" svg:width="152.70mm" svg:height="85.83mm" style:rel-width="scale" style:rel-height="scale"><draw:object-ole xlink:href="OleObj2"/><draw:image xlink:href="ObjectReplacements/OleObj2"/></draw:frame><text:span text:style-name="T56"/></text:p>
      <text:p text:style-name="P18"><text:span text:style-name="T57"/></text:p>
      <text:p text:style-name="P19"><text:span text:style-name="T58"/></text:p>
      <text:list text:style-name="L20">
        <text:list-item>
          <text:p text:style-name="P20"><text:span text:style-name="T59">The</text:span><text:span text:style-name="T60"><text:s/></text:span><text:span text:style-name="T61">buttons</text:span><text:span text:style-name="T62"><text:s/></text:span><text:span text:style-name="T63">(light</text:span><text:span text:style-name="T64"><text:s/></text:span><text:span text:style-name="T65">on</text:span><text:span text:style-name="T66"><text:s/></text:span><text:span text:style-name="T67">and</text:span><text:span text:style-name="T68"><text:s/></text:span><text:span text:style-name="T69">light</text:span><text:span text:style-name="T70"><text:s/></text:span><text:span text:style-name="T71">off)</text:span><text:span text:style-name="T72"><text:s/></text:span><text:span text:style-name="T73">in</text:span><text:span text:style-name="T74"><text:s/></text:span><text:span text:style-name="T75">Node-redare</text:span><text:span text:style-name="T76"><text:s/></text:span><text:span text:style-name="T77">producing</text:span><text:span text:style-name="T78"><text:s/></text:span><text:span text:style-name="T79">the</text:span><text:span text:style-name="T80"><text:s/></text:span><text:span text:style-name="T81">outputs</text:span><text:span text:style-name="T82"><text:s/></text:span><text:span text:style-name="T83">successfully.</text:span></text:p>
        </text:list-item>
      </text:list>
      <text:p text:style-name="P21"><draw:frame text:anchor-type="as-char" svg:width="152.68mm" svg:height="85.83mm" style:rel-width="scale" style:rel-height="scale"><draw:object-ole xlink:href="OleObj3"/><draw:image xlink:href="ObjectReplacements/OleObj3"/></draw:frame><text:span text:style-name="T85"/></text:p>
      <text:list text:style-name="L22">
        <text:list-item>
          <text:p text:style-name="P22"><text:span text:style-name="T86">The buttons are included in the front end and designed</text:span><text:span text:style-name="T87"><text:s/></text:span><text:span text:style-name="T88">accordingly</text:span><text:span text:style-name="T89"><text:s/></text:span><text:span text:style-name="T90">in</text:span><text:span text:style-name="T91"><text:s/></text:span><text:span text:style-name="T92">the</text:span><text:span text:style-name="T93"><text:s/></text:span><text:span text:style-name="T94">back</text:span><text:span text:style-name="T95"><text:s/></text:span><text:span text:style-name="T96">end</text:span><text:span text:style-name="T97"><text:s/></text:span><text:span text:style-name="T98">of</text:span><text:span text:style-name="T99"><text:s/></text:span><text:span text:style-name="T100">MIT</text:span><text:span text:style-name="T101"><text:s/></text:span><text:span text:style-name="T102">appinventor</text:span></text:p>
        </text:list-item>
      </text:list>
      <text:p text:style-name="P23"><draw:frame text:anchor-type="as-char" svg:width="152.71mm" svg:height="85.83mm" style:rel-width="scale" style:rel-height="scale"><draw:object-ole xlink:href="OleObj4"/><draw:image xlink:href="ObjectReplacements/OleObj4"/></draw:frame><text:span text:style-name="T104"/></text:p>
      <text:p text:style-name="P24"><text:span text:style-name="T104"/></text:p>
      <text:p text:style-name="P25"><draw:frame text:anchor-type="as-char" svg:width="66.32mm" svg:height="85.72mm" style:rel-width="scale" style:rel-height="scale"><draw:object-ole xlink:href="OleObj5"/><draw:image xlink:href="ObjectReplacements/OleObj5"/></draw:frame><text:span text:style-name="T106"/></text:p>
      <text:p text:style-name="P26"><text:span text:style-name="T107"/></text:p>
      <text:p text:style-name="P27"><text:span text:style-name="T108">The</text:span><text:span text:style-name="T109"><text:s/></text:span><text:span text:style-name="T110">commands</text:span><text:span text:style-name="T111"><text:s/></text:span><text:span text:style-name="T112">are</text:span><text:span text:style-name="T113"><text:s/></text:span><text:span text:style-name="T114">successfully</text:span><text:span text:style-name="T115"><text:s/></text:span><text:span text:style-name="T116">received</text:span><text:span text:style-name="T117"><text:s/></text:span><text:span text:style-name="T118">in</text:span><text:span text:style-name="T119"><text:s/></text:span><text:span text:style-name="T120">Node-red</text:span><text:span text:style-name="T121"><text:s/></text:span><text:span text:style-name="T122">and</text:span><text:span text:style-name="T123"><text:s/></text:span><text:span text:style-name="T124">the</text:span><text:span text:style-name="T125"><text:s/></text:span><text:span text:style-name="T126">mobile</text:span><text:span text:style-name="T127"><text:s/></text:span><text:span text:style-name="T128">app</text:span><text:span text:style-name="T129"><text:s/></text:span><text:span text:style-name="T130">is</text:span><text:span text:style-name="T131"><text:s/></text:span><text:span text:style-name="T132">configured</text:span><text:span text:style-name="T133"><text:s/></text:span><text:span text:style-name="T134">for</text:span><text:span text:style-name="T135"><text:s/></text:span><text:span text:style-name="T136">controlling</text:span><text:span text:style-name="T137"><text:s/></text:span><text:span text:style-name="T138">using button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